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5700003330000032FCA21820EFB29450C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706cm" svg:stroke-color="#000000" draw:marker-start-width="1.259cm" draw:marker-end-width="1.259cm" draw:fill="none" draw:textarea-horizontal-align="justify" draw:textarea-vertical-align="middle" draw:auto-grow-height="false" fo:min-height="11.56cm" fo:min-width="11.24cm" fo:padding-top="0.478cm" fo:padding-bottom="0.478cm" fo:padding-left="0.603cm" fo:padding-right="0.603cm"/>
    </style:style>
    <style:style style:name="gr3" style:family="graphic" style:parent-style-name="standard">
      <style:graphic-properties draw:stroke="solid" svg:stroke-width="0.1cm" svg:stroke-color="#ffffff" draw:marker-start-width="0.5cm" draw:marker-end-width="0.5cm" svg:stroke-opacity="50%" draw:fill="solid" draw:fill-color="#000000" draw:textarea-horizontal-align="center" draw:textarea-vertical-align="middle" fo:min-height="14.85cm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0pt" style:font-size-asian="200pt" style:font-size-complex="200pt"/>
    </style:style>
    <style:style style:name="P3" style:family="paragraph">
      <loext:graphic-properties draw:fill="solid" draw:fill-color="#000000"/>
      <style:paragraph-properties fo:text-align="center"/>
      <style:text-properties fo:font-size="150pt" style:font-size-asian="150pt" style:font-size-complex="150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054cm" svg:height="18.4cm" svg:x="1.546cm" svg:y="5.7cm">
          <draw:image xlink:href="Pictures/2000005700003330000032FCA21820EFB29450C8.svm" xlink:type="simple" xlink:show="embed" xlink:actuate="onLoad">
            <text:p/>
          </draw:image>
        </draw:frame>
        <draw:custom-shape draw:style-name="gr2" draw:text-style-name="P2" draw:layer="layout" svg:width="17.6cm" svg:height="17.7cm" svg:x="1.7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text-style-name="P3" draw:layer="layout" svg:width="3.454cm" svg:height="3.746cm" svg:x="2.216cm" svg:y="12.722cm" svg:viewBox="0 0 3455 3747" svg:d="M0 1858c0-284 38-541 115-770s191-424 344-585c152-161 341-285 567-372s487-131 785-131c224 0 421 20 590 59 168 40 315 97 439 171s229 164 315 270 159 225 220 358l-471 140c-44-90-98-171-161-245-63-73-139-135-229-187-89-52-193-92-311-120-118-29-253-43-405-43-220 0-412 35-574 104-163 68-298 167-405 294-107 128-186 281-239 460-52 179-79 378-79 597s29 419 86 601c56 182 141 338 253 470s251 235 417 308 359 110 578 110c143 0 274-12 395-37 121-24 230-55 327-94s183-82 257-129 136-95 186-143v-657h-1088v-413h1543v1256c-81 82-176 161-286 236-109 75-232 141-368 198s-285 101-447 134-335 49-519 49c-307 0-575-47-804-141s-420-224-572-392c-153-168-267-368-344-599s-115-483-115-757z">
            <text:p/>
          </draw:path>
          <draw:path draw:style-name="gr3" draw:text-style-name="P3" draw:layer="layout" svg:width="2.717cm" svg:height="2.899cm" svg:x="6.29cm" svg:y="13.569cm" svg:viewBox="0 0 2718 2900" svg:d="M845 2900c-281 0-492-74-633-222s-212-352-212-610c0-185 35-336 105-454 69-118 161-211 274-278 112-67 241-113 386-139s292-41 442-44l628-11v-152c0-116-12-214-37-295-24-81-61-146-111-196s-112-87-187-110-163-35-265-35c-89 0-170 7-243 19-72 13-135 37-188 70-54 34-97 79-130 137-32 58-54 131-64 219l-486-44c17-111 50-212 98-304s117-172 206-239c88-67 199-119 333-156 133-37 295-56 484-56 352 0 616 81 794 242 177 161 266 394 266 699v1204c0 138 18 242 54 312 36 69 105 104 207 104 26 0 52-1 77-5 26-3 51-8 75-13v290c-58 13-116 24-174 31s-119 10-185 10c-88 0-163-12-226-35s-114-58-154-106c-39-47-69-106-90-176-21-69-34-151-39-244h-15c-50 90-105 171-164 243-60 73-129 134-208 185-80 51-170 90-270 118-101 27-217 41-348 41zM951 2551c148 0 278-27 389-81 111-55 203-124 276-208 73-85 128-177 164-277 37-100 55-196 55-287v-230l-509 10c-114 2-222 10-325 25-102 15-192 44-270 87-77 43-139 103-184 181-46 77-69 179-69 305 0 151 41 268 123 351s198 124 350 124z">
            <text:p/>
          </draw:path>
          <draw:path draw:style-name="gr3" draw:text-style-name="P3" draw:layer="layout" svg:width="0.464cm" svg:height="3.835cm" svg:x="9.364cm" svg:y="12.582cm" svg:viewBox="0 0 465 3836" svg:d="M0 3836c0-1279 0-2557 0-3836 155 0 310 0 465 0 0 1279 0 2557 0 3836-155 0-310 0-465 0z">
            <text:p/>
          </draw:path>
          <draw:path draw:style-name="gr3" draw:text-style-name="P3" draw:layer="layout" svg:width="0.464cm" svg:height="3.835cm" svg:x="10.541cm" svg:y="12.582cm" svg:viewBox="0 0 465 3836" svg:d="M0 3836c0-1279 0-2557 0-3836 155 0 310 0 465 0 0 1279 0 2557 0 3836-155 0-310 0-465 0z">
            <text:p/>
          </draw:path>
          <draw:path draw:style-name="gr3" draw:text-style-name="P3" draw:layer="layout" svg:width="2.482cm" svg:height="2.899cm" svg:x="11.586cm" svg:y="13.569cm" svg:viewBox="0 0 2483 2900" svg:d="M488 1548c0 147 15 282 46 405 30 123 76 229 139 318 63 88 144 157 242 206s216 74 354 74c201 0 363-41 484-122 122-81 204-183 247-307l408 116c-29 78-70 156-122 234-53 78-123 149-211 212s-198 115-330 155c-131 40-290 61-476 61-414 0-729-123-945-370-216-246-324-612-324-1098 0-262 33-484 98-666 66-181 155-329 269-443s246-196 398-247c151-51 313-76 486-76 234 0 430 38 588 114 157 76 284 180 379 314 96 133 164 291 204 472 41 181 61 376 61 586v62zM2003 1192c-26-295-101-510-225-645-124-136-303-203-535-203-78 0-159 12-244 37-86 25-164 70-237 133-72 64-133 151-183 260-50 110-79 249-85 418z">
            <text:p/>
          </draw:path>
          <draw:path draw:style-name="gr3" draw:text-style-name="P3" draw:layer="layout" svg:width="1.322cm" svg:height="2.847cm" svg:x="14.654cm" svg:y="13.569cm" svg:viewBox="0 0 1323 2848" svg:d="M16 2848v-2145c0-59-1-118-2-180-1-61-2-120-4-177-1-57-3-110-5-160s-3-95-5-134h439c2 39 4 85 7 135 2 51 5 103 7 157 3 53 5 104 6 154 1 49 1 90 1 125h10c33-107 68-200 105-278s80-143 130-194 110-89 179-114 152-37 250-37c38 0 74 3 109 9 34 6 61 12 80 17v426c-31-8-67-15-109-19-41-4-87-7-139-7-107 0-198 25-273 73s-136 115-183 200-82 187-105 305c-22 118-33 247-33 386v1458z">
            <text:p/>
          </draw:path>
          <draw:path draw:style-name="gr3" draw:text-style-name="P3" draw:layer="layout" svg:width="2.622cm" svg:height="3.894cm" svg:x="16.077cm" svg:y="13.621cm" svg:viewBox="0 0 2623 3895" svg:d="M1548 2796c-66 169-132 321-200 456-68 136-145 251-229 347-85 95-178 169-282 219-103 51-222 77-356 77-59 0-113-2-163-5-50-4-103-12-158-24v-349c33 6 70 9 111 12 42 3 77 4 106 4 136 0 263-51 380-153 117-101 220-263 308-485l44-112-1109-2783h496l589 1545c18 47 39 109 66 187 27 77 54 155 80 232 27 78 51 147 71 209 21 63 33 101 37 117 5-19 17-57 37-113s42-118 67-187 51-139 76-209c26-71 48-132 65-184l548-1597h49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1T16:39:27.338490895</dc:date>
    <meta:editing-duration>PT3M8S</meta:editing-duration>
    <meta:editing-cycles>2</meta:editing-cycles>
    <meta:generator>LibreOffice/5.2.7.2$Linux_X86_64 LibreOffice_project/20m0$Build-2</meta:generator>
    <meta:document-statistic meta:object-count="10"/>
  </office:meta>
</office:document-meta>
</file>